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IPAexGothic1" svg:font-family="IPAexGothic" style:font-family-generic="roman" style:font-pitch="variable"/>
    <style:font-face style:name="IPAexGothic" svg:font-family="IPAexGothic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Line_20_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stroke="dash" draw:stroke-dash="Fine_20_Dashed_20__28_var_29_" draw:marker-end="Line_20_Arrow" draw:marker-end-width="0.3cm" draw:fill="none" draw:textarea-vertical-align="middle"/>
    </style:style>
    <style:style style:name="gr6" style:family="graphic" style:parent-style-name="objectwithoutfill">
      <style:graphic-properties svg:stroke-color="#0000ff" draw:marker-end="Line_20_Arrow" draw:marker-end-width="0.3cm" draw:fill="none" draw:textarea-vertical-align="middle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579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weight="normal"/>
    </style:style>
    <style:style style:name="P3" style:family="paragraph">
      <style:text-properties fo:font-size="12pt" fo:font-weight="normal" style:font-size-asian="12pt" style:font-size-complex="12pt"/>
    </style:style>
    <style:style style:name="P4" style:family="paragraph">
      <style:paragraph-properties fo:text-align="center"/>
      <style:text-properties fo:font-size="12pt" fo:font-weight="normal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4cm" svg:height="1cm" svg:x="2cm" svg:y="1.4cm">
          <text:p text:style-name="P1"><text:span text:style-name="T1">Operato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8cm" svg:y="1.4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24cm" svg:y="1.4cm">
          <text:p text:style-name="P1"><text:span text:style-name="T1">Hatohol serv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8cm" svg:y="1.4cm">
          <text:p text:style-name="P1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cm" svg:height="1cm" svg:x="16cm" svg:y="1.4cm">
          <text:p text:style-name="P1"><text:span text:style-name="T1">Hatohol clien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cm" svg:y1="2.4cm" svg:x2="4cm" svg:y2="19.7cm">
          <text:p/>
        </draw:line>
        <draw:line draw:style-name="gr2" draw:text-style-name="P2" draw:layer="layout" svg:x1="10cm" svg:y1="2.4cm" svg:x2="10cm" svg:y2="19.7cm">
          <text:p/>
        </draw:line>
        <draw:line draw:style-name="gr2" draw:text-style-name="P2" draw:layer="layout" svg:x1="18cm" svg:y1="2.4cm" svg:x2="18cm" svg:y2="19.7cm">
          <text:p/>
        </draw:line>
        <draw:line draw:style-name="gr2" draw:text-style-name="P2" draw:layer="layout" svg:x1="10cm" svg:y1="2.4cm" svg:x2="10cm" svg:y2="19.7cm">
          <text:p/>
        </draw:line>
        <draw:line draw:style-name="gr2" draw:text-style-name="P2" draw:layer="layout" svg:x1="26cm" svg:y1="2.4cm" svg:x2="26cm" svg:y2="19.7cm">
          <text:p/>
        </draw:line>
        <draw:line draw:style-name="gr3" draw:text-style-name="P2" draw:layer="layout" svg:x1="10cm" svg:y1="4cm" svg:x2="18cm" svg:y2="4cm">
          <text:p/>
        </draw:line>
        <draw:frame draw:style-name="gr4" draw:text-style-name="P3" draw:layer="layout" svg:width="4.232cm" svg:height="0.729cm" svg:x="12.1cm" svg:y="3.271cm">
          <draw:text-box>
            <text:p text:style-name="P3"><text:span text:style-name="T2">/viewer/ajax_events</text:span></text:p>
          </draw:text-box>
        </draw:frame>
        <draw:line draw:style-name="gr5" draw:text-style-name="P2" draw:layer="layout" svg:x1="18cm" svg:y1="5.016cm" svg:x2="10cm" svg:y2="5.016cm">
          <text:p/>
        </draw:line>
        <draw:frame draw:style-name="gr4" draw:text-style-name="P3" draw:layer="layout" svg:width="2.767cm" svg:height="0.729cm" svg:x="12.633cm" svg:y="4.3cm">
          <draw:text-box>
            <text:p text:style-name="P3"><text:span text:style-name="T2">html, js, etc.</text:span></text:p>
          </draw:text-box>
        </draw:frame>
        <draw:line draw:style-name="gr3" draw:text-style-name="P2" draw:layer="layout" svg:x1="9.8cm" svg:y1="6.7cm" svg:x2="4cm" svg:y2="6.7cm">
          <text:p/>
        </draw:line>
        <draw:frame draw:style-name="gr4" draw:text-style-name="P3" draw:layer="layout" svg:width="2.796cm" svg:height="0.729cm" svg:x="5.504cm" svg:y="5.971cm">
          <draw:text-box>
            <text:p text:style-name="P3"><text:span text:style-name="T2">Login dialog</text:span></text:p>
          </draw:text-box>
        </draw:frame>
        <draw:line draw:style-name="gr5" draw:text-style-name="P2" draw:layer="layout" svg:x1="4cm" svg:y1="7.5cm" svg:x2="9.8cm" svg:y2="7.5cm">
          <text:p/>
        </draw:line>
        <draw:frame draw:style-name="gr4" draw:text-style-name="P3" draw:layer="layout" svg:width="2.979cm" svg:height="0.729cm" svg:x="5.5cm" svg:y="6.8cm">
          <draw:text-box>
            <text:p text:style-name="P3"><text:span text:style-name="T2">user, passwd</text:span></text:p>
          </draw:text-box>
        </draw:frame>
        <draw:line draw:style-name="gr3" draw:text-style-name="P2" draw:layer="layout" svg:x1="10.2cm" svg:y1="8cm" svg:x2="18cm" svg:y2="8.029cm">
          <text:p/>
        </draw:line>
        <draw:frame draw:style-name="gr4" draw:text-style-name="P3" draw:layer="layout" svg:width="7.322cm" svg:height="0.729cm" svg:x="10.2cm" svg:y="7.3cm">
          <draw:text-box>
            <text:p text:style-name="P3"><text:span text:style-name="T2">/tunnel/login?user=..&amp;password=xxx</text:span></text:p>
          </draw:text-box>
        </draw:frame>
        <draw:line draw:style-name="gr3" draw:text-style-name="P2" draw:layer="layout" svg:x1="18cm" svg:y1="8.029cm" svg:x2="26cm" svg:y2="8.029cm">
          <text:p/>
        </draw:line>
        <draw:line draw:style-name="gr5" draw:text-style-name="P2" draw:layer="layout" svg:x1="26cm" svg:y1="8.929cm" svg:x2="18cm" svg:y2="8.929cm">
          <text:p/>
        </draw:line>
        <draw:frame draw:style-name="gr4" draw:text-style-name="P3" draw:layer="layout" svg:width="2.297cm" svg:height="0.729cm" svg:x="20.633cm" svg:y="8.229cm">
          <draw:text-box>
            <text:p text:style-name="P3"><text:span text:style-name="T2">sessionId</text:span></text:p>
          </draw:text-box>
        </draw:frame>
        <draw:line draw:style-name="gr6" draw:text-style-name="P2" draw:layer="layout" svg:x1="10cm" svg:y1="11.858cm" svg:x2="18cm" svg:y2="11.858cm">
          <text:p/>
        </draw:line>
        <draw:frame draw:style-name="gr4" draw:text-style-name="P3" draw:layer="layout" svg:width="5.29cm" svg:height="0.729cm" svg:x="11.5cm" svg:y="11.1cm">
          <draw:text-box>
            <text:p text:style-name="P3"><text:span text:style-name="T2">/userconfig/&lt;item_name&gt; </text:span></text:p>
          </draw:text-box>
        </draw:frame>
        <draw:line draw:style-name="gr5" draw:text-style-name="P2" draw:layer="layout" svg:x1="18cm" svg:y1="13.8cm" svg:x2="10cm" svg:y2="13.8cm">
          <text:p/>
        </draw:line>
        <draw:frame draw:style-name="gr4" draw:text-style-name="P3" draw:layer="layout" svg:width="2.555cm" svg:height="0.729cm" svg:x="12.603cm" svg:y="13.1cm">
          <draw:text-box>
            <text:p text:style-name="P3"><text:span text:style-name="T2">item_value</text:span></text:p>
          </draw:text-box>
        </draw:frame>
        <draw:line draw:style-name="gr6" draw:text-style-name="P2" draw:layer="layout" svg:x1="10cm" svg:y1="14.858cm" svg:x2="18cm" svg:y2="14.858cm">
          <text:p/>
        </draw:line>
        <draw:frame draw:style-name="gr4" draw:text-style-name="P3" draw:layer="layout" svg:width="7.517cm" svg:height="0.729cm" svg:x="10.172cm" svg:y="14.129cm">
          <draw:text-box>
            <text:p text:style-name="P3"><text:span text:style-name="T2">/tunnel/event?sortOrder=..&amp;startId=...</text:span></text:p>
          </draw:text-box>
        </draw:frame>
        <draw:line draw:style-name="gr6" draw:text-style-name="P2" draw:layer="layout" svg:x1="18cm" svg:y1="14.858cm" svg:x2="26cm" svg:y2="14.858cm">
          <text:p/>
        </draw:line>
        <draw:line draw:style-name="gr5" draw:text-style-name="P2" draw:layer="layout" svg:x1="26cm" svg:y1="15.758cm" svg:x2="18cm" svg:y2="15.758cm">
          <text:p/>
        </draw:line>
        <draw:frame draw:style-name="gr4" draw:text-style-name="P3" draw:layer="layout" svg:width="1.755cm" svg:height="0.729cm" svg:x="21.1cm" svg:y="15.058cm">
          <draw:text-box>
            <text:p text:style-name="P3"><text:span text:style-name="T2">events</text:span></text:p>
          </draw:text-box>
        </draw:frame>
        <draw:line draw:style-name="gr5" draw:text-style-name="P2" draw:layer="layout" svg:x1="18cm" svg:y1="15.758cm" svg:x2="10cm" svg:y2="15.758cm">
          <text:p/>
        </draw:line>
        <draw:custom-shape draw:style-name="gr7" draw:text-style-name="P4" draw:layer="layout" svg:width="1.7cm" svg:height="1.4cm" svg:x="19.5cm" svg:y="2.1cm">
          <text:p text:style-name="P2"><text:span text:style-name="T2">userconfg for UI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3" draw:layer="layout" svg:width="5.671cm" svg:height="0.829cm" svg:x="18.6cm" svg:y="3.6cm">
          <draw:text-box>
            <text:p text:style-name="P3"><text:span text:style-name="T2">id|item_name|user_id|value</text:span></text:p>
          </draw:text-box>
        </draw:frame>
        <draw:custom-shape draw:style-name="gr7" draw:text-style-name="P4" draw:layer="layout" svg:width="1.7cm" svg:height="1.4cm" svg:x="26.9cm" svg:y="2.2cm">
          <text:p text:style-name="P2"><text:span text:style-name="T2">user</text:span></text:p>
          <text:p text:style-name="P2"><text:span text:style-name="T2">auth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4" draw:layer="layout" svg:width="1.7cm" svg:height="1.4cm" svg:x="26.9cm" svg:y="3.9cm">
          <text:p text:style-name="P2"><text:span text:style-name="T2">monitor</text:span></text:p>
          <text:p text:style-name="P2"><text:span text:style-name="T2">data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6" draw:text-style-name="P2" draw:layer="layout" svg:x1="18cm" svg:y1="12.429cm" svg:x2="26cm" svg:y2="12.429cm">
          <text:p/>
        </draw:line>
        <draw:frame draw:style-name="gr4" draw:text-style-name="P3" draw:layer="layout" svg:width="2.153cm" svg:height="0.729cm" svg:x="20.9cm" svg:y="11.7cm">
          <draw:text-box>
            <text:p text:style-name="P3"><text:span text:style-name="T2">/user/me</text:span></text:p>
          </draw:text-box>
        </draw:frame>
        <draw:frame draw:style-name="gr4" draw:text-style-name="P3" draw:layer="layout" svg:width="6.043cm" svg:height="0.729cm" svg:x="18.957cm" svg:y="7.301cm">
          <draw:text-box>
            <text:p text:style-name="P3"><text:span text:style-name="T2">/login?user=..&amp;password=xxx</text:span></text:p>
          </draw:text-box>
        </draw:frame>
        <draw:frame draw:style-name="gr4" draw:text-style-name="P3" draw:layer="layout" svg:width="6.238cm" svg:height="0.729cm" svg:x="18.9cm" svg:y="14.13cm">
          <draw:text-box>
            <text:p text:style-name="P3"><text:span text:style-name="T2">/event?sortOrder=..&amp;startId=...</text:span></text:p>
          </draw:text-box>
        </draw:frame>
        <draw:line draw:style-name="gr5" draw:text-style-name="P2" draw:layer="layout" svg:x1="26cm" svg:y1="13.2cm" svg:x2="18cm" svg:y2="13.2cm">
          <text:p/>
        </draw:line>
        <draw:frame draw:style-name="gr4" draw:text-style-name="P3" draw:layer="layout" svg:width="5.273cm" svg:height="0.729cm" svg:x="19.276cm" svg:y="12.5cm">
          <draw:text-box>
            <text:p text:style-name="P3"><text:span text:style-name="T2">userInfo (including useId)</text:span></text:p>
          </draw:text-box>
        </draw:frame>
        <draw:custom-shape draw:style-name="gr9" draw:text-style-name="P2" draw:layer="layout" svg:width="12.1cm" svg:height="1.4cm" svg:x="16.2cm" svg:y="17.7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6.6cm" svg:y1="18.4cm" svg:x2="18cm" svg:y2="18.4cm">
          <text:p/>
        </draw:line>
        <draw:frame draw:style-name="gr4" draw:text-style-name="P3" draw:layer="layout" svg:width="10.154cm" svg:height="0.729cm" svg:x="18cm" svg:y="18.071cm">
          <draw:text-box>
            <text:p text:style-name="P3"><text:span text:style-name="T2">Request including a session ID in the HTTP header</text:span></text:p>
          </draw:text-box>
        </draw:frame>
        <draw:custom-shape draw:style-name="gr9" draw:text-style-name="P2" draw:layer="layout" svg:width="0.4cm" svg:height="1.3cm" svg:x="9.8cm" svg:y="16.029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73cm" svg:height="0.729cm" svg:x="10.2cm" svg:y="16.3cm">
          <draw:text-box>
            <text:p text:style-name="P3"><text:span text:style-name="T2">render</text:span></text:p>
          </draw:text-box>
        </draw:frame>
        <draw:custom-shape draw:style-name="gr9" draw:text-style-name="P2" draw:layer="layout" svg:width="0.4cm" svg:height="4.3cm" svg:x="9.8cm" svg:y="6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6.479cm" svg:height="0.729cm" svg:x="10.3cm" svg:y="9.371cm">
          <draw:text-box>
            <text:p text:style-name="P3"><text:span text:style-name="T2">save the session ID as a cookie</text:span></text:p>
          </draw:text-box>
        </draw:frame>
        <draw:line draw:style-name="gr5" draw:text-style-name="P2" draw:layer="layout" svg:x1="17.9cm" svg:y1="8.929cm" svg:x2="10.2cm" svg:y2="8.929cm">
          <text:p/>
        </draw:line>
        <draw:frame draw:style-name="gr4" draw:text-style-name="P3" draw:layer="layout" svg:width="6.835cm" svg:height="0.729cm" svg:x="10.2cm" svg:y="5.971cm">
          <draw:text-box>
            <text:p text:style-name="P3"><text:span text:style-name="T2">[Not found a session ID in cookie]</text:span></text:p>
          </draw:text-box>
        </draw:frame>
        <draw:custom-shape draw:style-name="gr1" draw:text-style-name="P1" draw:layer="layout" svg:width="26.2cm" svg:height="4.7cm" svg:x="1.2cm" svg:y="5.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polyline draw:style-name="gr2" draw:text-style-name="P2" draw:layer="layout" svg:width="1.999cm" svg:height="0.599cm" svg:x="1.2cm" svg:y="5.8cm" svg:viewBox="0 0 2000 600" draw:points="0,600 1700,600 2000,300 2000,0">
          <text:p/>
        </draw:polyline>
        <draw:frame draw:style-name="gr4" draw:text-style-name="P3" draw:layer="layout" svg:width="1.095cm" svg:height="0.729cm" svg:x="1.7cm" svg:y="5.7cm">
          <draw:text-box>
            <text:p text:style-name="P3"><text:span text:style-name="T2">op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IPAexGothic1" svg:font-family="IPAexGothic" style:font-family-generic="roman" style:font-pitch="variable"/>
    <style:font-face style:name="IPAexGothic" svg:font-family="IPAexGothic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IPAexGothic1" fo:font-size="24pt" fo:language="en" fo:country="US" style:font-name-asian="IPAexGothic" style:font-size-asian="24pt" style:language-asian="ja" style:country-asian="JP" style:font-name-complex="IPAex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IPAexGothic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yamato </meta:initial-creator>
    <meta:creation-date>2013-11-11T09:39:13.438526773</meta:creation-date>
    <dc:date>2013-11-11T10:34:06.879212284</dc:date>
    <dc:creator>kyamato </dc:creator>
    <meta:editing-duration>PT41M23S</meta:editing-duration>
    <meta:editing-cycles>3</meta:editing-cycles>
    <meta:generator>LibreOffice/4.1.2.3$Linux_X86_64 LibreOffice_project/410m0$Build-3</meta:generator>
    <meta:document-statistic meta:object-count="55"/>
  </office:meta>
</office:document-meta>
</file>